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min-height="1.171cm" fo:min-width="3.056cm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56cm"/>
      <style:paragraph-properties style:writing-mode="lr-tb"/>
    </style:style>
    <style:style style:name="gr3" style:family="graphic" style:parent-style-name="standard">
      <style:graphic-properties draw:stroke="solid" svg:stroke-width="0cm" svg:stroke-color="#000000" draw:marker-start="Rounded_20_short_20_Arrow" draw:marker-start-width="0.203cm" draw:marker-end="Symmetric_20_Arrow" draw:marker-end-width="0.203cm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min-height="0.613cm" fo:min-width="3.056cm" fo:padding-top="0.125cm" fo:padding-bottom="0.125cm" fo:padding-left="0.25cm" fo:padding-right="0.25cm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  <style:paragraph-properties style:writing-mode="lr-tb"/>
    </style:style>
    <style:style style:name="gr6" style:family="graphic" style:parent-style-name="standard">
      <style:graphic-properties draw:stroke="solid" draw:fill="solid" draw:fill-color="#000000" draw:opacity="100%" draw:textarea-horizontal-align="justify" draw:textarea-vertical-align="middle" draw:auto-grow-height="false" draw:shadow-opacity="100%"/>
      <style:paragraph-properties style:writing-mode="lr-tb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402cm" fo:min-width="0.125cm"/>
    </style:style>
    <style:style style:name="gr8" style:family="graphic" style:parent-style-name="objectwithoutfill">
      <style:graphic-properties draw:stroke="solid" draw:marker-start="Symmetric_20_Arrow" draw:marker-end="Symmetric_20_Arrow" draw:fill="none" draw:textarea-vertical-align="middle"/>
    </style:style>
    <style:style style:name="gr9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0cm"/>
      <style:paragraph-properties style:writing-mode="lr-tb"/>
    </style:style>
    <style:style style:name="gr11" style:family="graphic" style:parent-style-name="standard">
      <style:graphic-properties draw:stroke="solid"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solid" draw:textarea-horizontal-align="justify" draw:textarea-vertical-align="middle" draw:auto-grow-height="false" fo:min-height="4.718cm" fo:min-width="6.364cm"/>
    </style:style>
    <style:style style:name="gr13" style:family="graphic" style:parent-style-name="standard">
      <style:graphic-properties draw:stroke="solid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textarea-horizontal-align="justify" draw:textarea-vertical-align="middle" draw:auto-grow-height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5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 draw:opacity="100%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56cm" svg:height="1.421cm" svg:x="14.12cm" svg:y="3.883cm">
          <text:p text:style-name="P1"><text:span text:style-name="T1">enumerator.so</text:span><text:span text:style-name="T1"><text:line-break/></text:span><text:span text:style-name="T1">bb4io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856cm" svg:height="0.806cm" svg:x="12.562cm" svg:y="2.956cm">
          <draw:text-box>
            <text:p><text:span text:style-name="T1">pcdaemon <text:s/>(TCP Port 8870) </text:span></text:p>
          </draw:text-box>
        </draw:frame>
        <draw:line draw:style-name="gr3" draw:text-style-name="P4" draw:layer="layout" svg:x1="8.636cm" svg:y1="6.477cm" svg:x2="12.504cm" svg:y2="6.102cm">
          <text:p/>
        </draw:line>
        <draw:custom-shape draw:style-name="gr4" draw:text-style-name="P2" draw:layer="layout" svg:width="3.556cm" svg:height="0.863cm" svg:x="14.12cm" svg:y="5.306cm">
          <text:p text:style-name="P1"><text:span text:style-name="T1">driver#1.s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762cm" svg:x="14.12cm" svg:y="7.463cm">
          <text:p text:style-name="P1"><text:span text:style-name="T1">driver#10.s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762cm" svg:x="14.12cm" svg:y="6.688cm">
          <text:p text:style-name="P1"><text:span text:style-name="T1">driver#9.s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27cm" svg:height="0.127cm" svg:x="14.501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7.168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6.787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6.406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6.025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5.644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5.263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4.882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77cm" svg:height="0.914cm" draw:transform="skewX (0.0404916386462684) translate (12.483cm 5.429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8" draw:text-style-name="P6" draw:layer="layout" svg:x1="12.954cm" svg:y1="6.318cm" svg:x2="14.097cm" svg:y2="7.969cm">
          <text:p/>
        </draw:line>
        <draw:line draw:style-name="gr8" draw:text-style-name="P6" draw:layer="layout" svg:x1="14.066cm" svg:y1="4.625cm" svg:x2="13.143cm" svg:y2="5.479cm">
          <text:p/>
        </draw:line>
        <draw:line draw:style-name="gr8" draw:text-style-name="P6" draw:layer="layout" svg:x1="14.097cm" svg:y1="7.207cm" svg:x2="13.272cm" svg:y2="6.145cm">
          <text:p/>
        </draw:line>
        <draw:line draw:style-name="gr8" draw:text-style-name="P6" draw:layer="layout" svg:x1="14.097cm" svg:y1="5.81cm" svg:x2="13.356cm" svg:y2="5.847cm">
          <text:p/>
        </draw:line>
        <draw:custom-shape draw:style-name="gr7" draw:text-style-name="P4" draw:layer="layout" svg:width="0.877cm" svg:height="0.914cm" draw:transform="skewX (0.0404916386462684) translate (18.554cm 5.429cm)">
          <text:p/>
          <draw:enhanced-geometry svg:viewBox="0 0 21600 21600" draw:mirror-horizontal="tru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8" draw:text-style-name="P6" draw:layer="layout" svg:x1="18.827cm" svg:y1="6.308cm" svg:x2="17.708cm" svg:y2="7.918cm">
          <text:p/>
        </draw:line>
        <draw:line draw:style-name="gr8" draw:text-style-name="P6" draw:layer="layout" svg:x1="17.693cm" svg:y1="7.133cm" svg:x2="18.669cm" svg:y2="6.191cm">
          <text:p/>
        </draw:line>
        <draw:line draw:style-name="gr8" draw:text-style-name="P6" draw:layer="layout" svg:x1="17.697cm" svg:y1="5.733cm" svg:x2="18.55cm" svg:y2="5.833cm">
          <text:p/>
        </draw:line>
        <draw:line draw:style-name="gr8" draw:text-style-name="P6" draw:layer="layout" svg:x1="17.693cm" svg:y1="4.575cm" svg:x2="18.683cm" svg:y2="5.568cm">
          <text:p/>
        </draw:line>
        <draw:line draw:style-name="gr9" draw:text-style-name="P4" draw:layer="layout" svg:x1="19.464cm" svg:y1="5.887cm" svg:x2="23.066cm" svg:y2="5.909cm">
          <text:p/>
        </draw:line>
        <draw:frame draw:style-name="gr10" draw:text-style-name="P7" draw:layer="layout" svg:width="3.429cm" svg:height="1.839cm" svg:x="20.574cm" svg:y="4.953cm">
          <draw:text-box>
            <text:p text:style-name="P4"><text:span text:style-name="T1">USB-Serial</text:span></text:p>
            <text:p text:style-name="P4"><text:span text:style-name="T1"/></text:p>
            <text:p text:style-name="P4"><text:span text:style-name="T2">to FPGA</text:span></text:p>
          </draw:text-box>
        </draw:frame>
        <draw:custom-shape draw:style-name="gr6" draw:text-style-name="P5" draw:layer="layout" svg:width="0.127cm" svg:height="0.127cm" svg:x="14.514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7.181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6.8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6.419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6.038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5.657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5.276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4.895cm" svg:y="6.423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7.018cm" svg:height="8.509cm" svg:x="3.556cm" svg:y="0.88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71cm" svg:y1="8.509cm" svg:x2="12.581cm" svg:y2="6.22cm">
          <text:p/>
        </draw:line>
        <draw:line draw:style-name="gr3" draw:text-style-name="P4" draw:layer="layout" svg:x1="9.144cm" svg:y1="2.159cm" svg:x2="12.573cm" svg:y2="5.588cm">
          <text:p/>
        </draw:line>
        <draw:line draw:style-name="gr3" draw:text-style-name="P4" draw:layer="layout" svg:x1="8.636cm" svg:y1="5.461cm" svg:x2="12.487cm" svg:y2="5.702cm">
          <text:p/>
        </draw:line>
        <draw:line draw:style-name="gr3" draw:text-style-name="P4" draw:layer="layout" svg:x1="8.636cm" svg:y1="5.969cm" svg:x2="12.46cm" svg:y2="5.9cm">
          <text:p/>
        </draw:line>
        <draw:line draw:style-name="gr3" draw:text-style-name="P4" draw:layer="layout" svg:x1="9.144cm" svg:y1="1.778cm" svg:x2="12.716cm" svg:y2="5.47cm">
          <text:p/>
        </draw:line>
        <draw:custom-shape draw:style-name="gr12" draw:text-style-name="P4" draw:layer="layout" svg:width="7.4cm" svg:height="5.504cm" svg:x="12.158cm" svg:y="2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3.556cm" svg:height="1.143cm" svg:x="5.588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4.445cm" svg:height="1.905cm" svg:x="4.699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3.556cm" svg:height="2.54cm" svg:x="5.588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2.413cm" svg:height="0.508cm" svg:x="6.223cm" svg:y="5.207cm">
          <text:p text:style-name="P8"><text:span text:style-name="T1">Thread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413cm" svg:height="0.508cm" svg:x="6.223cm" svg:y="6.223cm">
          <text:p text:style-name="P8"><text:span text:style-name="T1">Thread3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413cm" svg:height="0.508cm" svg:x="6.223cm" svg:y="5.715cm">
          <text:p text:style-name="P8"><text:span text:style-name="T1">Thread2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933cm" svg:height="0.806cm" svg:x="5.768cm" svg:y="4.372cm">
          <draw:text-box>
            <text:p><text:span text:style-name="T1">App_2</text:span></text:p>
          </draw:text-box>
        </draw:frame>
        <draw:frame draw:style-name="gr16" draw:text-style-name="P3" draw:layer="layout" svg:width="2.159cm" svg:height="0.806cm" svg:x="6.858cm" svg:y="1.524cm">
          <draw:text-box>
            <text:p><text:span text:style-name="T1">select()</text:span></text:p>
          </draw:text-box>
        </draw:frame>
        <draw:frame draw:style-name="gr15" draw:text-style-name="P3" draw:layer="layout" svg:width="1.933cm" svg:height="0.806cm" svg:x="4.671cm" svg:y="1.143cm">
          <draw:text-box>
            <text:p><text:span text:style-name="T1">App_1</text:span></text:p>
          </draw:text-box>
        </draw:frame>
        <draw:frame draw:style-name="gr17" draw:text-style-name="P3" draw:layer="layout" svg:width="2.792cm" svg:height="0.806cm" svg:x="5.971cm" svg:y="8.084cm">
          <draw:text-box>
            <text:p><text:span text:style-name="T1">Bash shell</text:span></text:p>
          </draw:text-box>
        </draw:frame>
        <draw:frame draw:style-name="gr18" draw:text-style-name="P9" draw:layer="layout" svg:width="6.858cm" svg:height="1.204cm" svg:x="13.589cm" svg:y="1.016cm">
          <draw:text-box>
            <text:p><text:span text:style-name="T3">Host Compu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1-02T18:52:57.677524161</meta:creation-date>
    <dc:date>2022-10-20T16:24:58.930985847</dc:date>
    <meta:editing-duration>P7DT1H23M28S</meta:editing-duration>
    <meta:editing-cycles>16</meta:editing-cycles>
    <meta:generator>LibreOffice/6.4.7.2$Linux_X86_64 LibreOffice_project/40$Build-2</meta:generator>
    <meta:print-date>2015-11-13T16:04:29.750420799</meta:print-date>
    <meta:document-statistic meta:object-count="52"/>
  </office:meta>
</office:document-meta>
</file>